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over accent="true">
        <mi>I</mi>
        <mo stretchy="false">˙</mo>
      </mover>
      <mrow>
        <mi/>
        <mo stretchy="false">+</mo>
        <mi/>
      </mrow>
      <mi>R</mi>
      <mi>I</mi>
      <mrow>
        <mi/>
        <mo stretchy="false">=</mo>
        <mi/>
      </mrow>
      <mi>U</mi>
      <mrow>
        <mi/>
        <mo stretchy="false">=</mo>
        <mi/>
      </mrow>
      <mtext>const</mtext>
      <mi/>
      <mi>,</mi>
      <mi/>
      <mtext>falls</mtext>
      <mi/>
      <mi>t</mi>
      <mrow>
        <mi/>
        <mo stretchy="false">≥</mo>
        <mi/>
      </mrow>
      <msub>
        <mi>t</mi>
        <mn>0</mn>
      </msub>
    </mrow>
    <annotation encoding="StarMath 5.0">L dot I `+` R I `=` U `=` "const" `,~ "falls" ` t `&gt;=` t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29:46.673000000</meta:creation-date>
    <meta:generator>LibreOffice/4.1.4.2$Windows_x86 LibreOffice_project/0a0440ccc0227ad9829de5f46be37cfb6edcf72</meta:generator>
  </office:meta>
</office:document-meta>
</file>